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66d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66d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66d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66d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66d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66d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66d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66d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66d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66d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66d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66d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66d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66d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66d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66d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66d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ùs Emil Martinez Rocc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9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783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nathan Josè Martin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51063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1.9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8" meta:non-whitespace-character-count="991"/>
    <meta:template xlink:type="simple" xlink:actuate="onRequest" xlink:title="Normal" xlink:href=""/>
  </office:meta>
</office:document-meta>
</file>